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table:number-columns-repeated="2" office:value-type="float" office:value="74.02" calcext:value-type="float">
            <text:p>74,02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table:number-columns-repeated="2" office:value-type="float" office:value="64.77" calcext:value-type="float">
            <text:p>64,77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table:number-columns-repeated="2" office:value-type="float" office:value="62.77" calcext:value-type="float">
            <text:p>62,77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78.25" calcext:value-type="float">
            <text:p>78,25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table:number-columns-repeated="2" office:value-type="float" office:value="62.75" calcext:value-type="float">
            <text:p>62,75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table:number-columns-repeated="2" office:value-type="float" office:value="64.12" calcext:value-type="float">
            <text:p>64,1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table:number-columns-repeated="2" office:value-type="float" office:value="71.61" calcext:value-type="float">
            <text:p>71,6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table:number-columns-repeated="2" office:value-type="float" office:value="57.88" calcext:value-type="float">
            <text:p>57,88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table:number-columns-repeated="2" office:value-type="float" office:value="60.55" calcext:value-type="float">
            <text:p>60,5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table:number-columns-repeated="2" office:value-type="float" office:value="52.78" calcext:value-type="float">
            <text:p>52,78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4.95" calcext:value-type="float">
            <text:p>64,95</text:p>
          </table:table-cell>
          <table:table-cell table:style-name="ce17" table:formula="of:=AVERAGE([.F2:.F11])" office:value-type="float" office:value="64.95" calcext:value-type="float">
            <text:p>64,9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5688775510204" calcext:value-type="float">
            <text:p>0,165688775510204</text:p>
          </table:table-cell>
          <table:table-cell table:formula="of:=[.F12]/392" office:value-type="float" office:value="0.165688775510204" calcext:value-type="float">
            <text:p>0,1656887755102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table:number-columns-repeated="2" office:value-type="float" office:value="79.43" calcext:value-type="float">
            <text:p>79,4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table:number-columns-repeated="2" office:value-type="float" office:value="91.14" calcext:value-type="float">
            <text:p>91,14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table:number-columns-repeated="2" office:value-type="float" office:value="67.23" calcext:value-type="float">
            <text:p>67,23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7.87" calcext:value-type="float">
            <text:p>77,8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5.88" calcext:value-type="float">
            <text:p>75,88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table:number-columns-repeated="2" office:value-type="float" office:value="100.51" calcext:value-type="float">
            <text:p>100,51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table:number-columns-repeated="2" office:value-type="float" office:value="70.6" calcext:value-type="float">
            <text:p>70,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table:number-columns-repeated="2" office:value-type="float" office:value="82.09" calcext:value-type="float">
            <text:p>82,09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7.94" calcext:value-type="float">
            <text:p>87,94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789" calcext:value-type="float">
            <text:p>81,789</text:p>
          </table:table-cell>
          <table:table-cell table:style-name="ce17" table:formula="of:=AVERAGE([.F16:.F25])" office:value-type="float" office:value="81.789" calcext:value-type="float">
            <text:p>81,789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1106694560669" calcext:value-type="float">
            <text:p>0,171106694560669</text:p>
          </table:table-cell>
          <table:table-cell table:formula="of:=[.F26]/478" office:value-type="float" office:value="0.171106694560669" calcext:value-type="float">
            <text:p>0,1711066945606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table:number-columns-repeated="2" office:value-type="float" office:value="110.98" calcext:value-type="float">
            <text:p>110,98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table:number-columns-repeated="2" office:value-type="float" office:value="91.42" calcext:value-type="float">
            <text:p>91,42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table:number-columns-repeated="2" office:value-type="float" office:value="91.3" calcext:value-type="float">
            <text:p>91,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table:number-columns-repeated="2" office:value-type="float" office:value="133.82" calcext:value-type="float">
            <text:p>133,82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table:number-columns-repeated="2" office:value-type="float" office:value="132.68" calcext:value-type="float">
            <text:p>132,6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table:number-columns-repeated="2" office:value-type="float" office:value="102.73" calcext:value-type="float">
            <text:p>102,73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table:number-columns-repeated="2" office:value-type="float" office:value="100.603" calcext:value-type="float">
            <text:p>100,60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table:number-columns-repeated="2" office:value-type="float" office:value="97.95" calcext:value-type="float">
            <text:p>97,95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06.0563" calcext:value-type="float">
            <text:p>106,0563</text:p>
          </table:table-cell>
          <table:table-cell table:style-name="ce17" table:formula="of:=AVERAGE([.F30:.F39])" office:value-type="float" office:value="106.0563" calcext:value-type="float">
            <text:p>106,0563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71058548387097" calcext:value-type="float">
            <text:p>0,171058548387097</text:p>
          </table:table-cell>
          <table:table-cell table:formula="of:=[.F40]/620" office:value-type="float" office:value="0.171058548387097" calcext:value-type="float">
            <text:p>0,17105854838709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table:number-columns-repeated="2" office:value-type="float" office:value="180.619" calcext:value-type="float">
            <text:p>180,619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table:number-columns-repeated="2" office:value-type="float" office:value="153.39" calcext:value-type="float">
            <text:p>153,39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table:number-columns-repeated="2" office:value-type="float" office:value="134.23" calcext:value-type="float">
            <text:p>134,2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table:number-columns-repeated="2" office:value-type="float" office:value="128.45" calcext:value-type="float">
            <text:p>128,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table:number-columns-repeated="2" office:value-type="float" office:value="125.18" calcext:value-type="float">
            <text:p>125,18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table:number-columns-repeated="2" office:value-type="float" office:value="149.691" calcext:value-type="float">
            <text:p>149,691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table:number-columns-repeated="2" office:value-type="float" office:value="148.905" calcext:value-type="float">
            <text:p>148,905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table:number-columns-repeated="2"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table:number-columns-repeated="2" office:value-type="float" office:value="143.11" calcext:value-type="float">
            <text:p>143,11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77.75" calcext:value-type="float">
            <text:p>177,75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48.0715" calcext:value-type="float">
            <text:p>148,0715</text:p>
          </table:table-cell>
          <table:table-cell table:style-name="ce17" table:formula="of:=AVERAGE([.F44:.F53])" office:value-type="float" office:value="148.0715" calcext:value-type="float">
            <text:p>148,071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1122415669206" calcext:value-type="float">
            <text:p>0,161122415669206</text:p>
          </table:table-cell>
          <table:table-cell table:formula="of:=[.F54]/919" office:value-type="float" office:value="0.161122415669206" calcext:value-type="float">
            <text:p>0,1611224156692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 office:value-type="float" office:value="184.14" calcext:value-type="float">
            <text:p>184,1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table:number-columns-repeated="2" office:value-type="float" office:value="160.91" calcext:value-type="float">
            <text:p>160,91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table:number-columns-repeated="2" office:value-type="float" office:value="186.73" calcext:value-type="float">
            <text:p>186,73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66.54" calcext:value-type="float">
            <text:p>166,5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46.004" calcext:value-type="float">
            <text:p>146,0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table:number-columns-repeated="2" office:value-type="float" office:value="163.39" calcext:value-type="float">
            <text:p>163,39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float" office:value="158.55" calcext:value-type="float">
            <text:p>158,55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float" office:value="149.74" calcext:value-type="float">
            <text:p>149,74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float" office:value="165.8" calcext:value-type="float">
            <text:p>165,8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 office:value-type="float" office:value="134.89" calcext:value-type="float">
            <text:p>134,8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1.6694" calcext:value-type="float">
            <text:p>161,6694</text:p>
          </table:table-cell>
          <table:table-cell table:style-name="ce17" table:formula="of:=AVERAGE([.F58:.F67])" office:value-type="float" office:value="161.6694" calcext:value-type="float">
            <text:p>161,6694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78802734375" calcext:value-type="float">
            <text:p>0,1578802734375</text:p>
          </table:table-cell>
          <table:table-cell table:formula="of:=[.F68]/1024" office:value-type="float" office:value="0.1578802734375" calcext:value-type="float">
            <text:p>0,157880273437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table:number-columns-repeated="2" office:value-type="float" office:value="340.48" calcext:value-type="float">
            <text:p>340,48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table:number-columns-repeated="2" office:value-type="float" office:value="206.19" calcext:value-type="float">
            <text:p>206,19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table:number-columns-repeated="2" office:value-type="float" office:value="251.65" calcext:value-type="float">
            <text:p>251,65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table:number-columns-repeated="2" office:value-type="float" office:value="306.27" calcext:value-type="float">
            <text:p>306,2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329.12" calcext:value-type="float">
            <text:p>329,12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table:number-columns-repeated="2" office:value-type="float" office:value="239.63" calcext:value-type="float">
            <text:p>239,63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table:number-columns-repeated="2" office:value-type="float" office:value="296.87" calcext:value-type="float">
            <text:p>296,87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table:number-columns-repeated="2" office:value-type="float" office:value="328.61" calcext:value-type="float">
            <text:p>328,61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table:number-columns-repeated="2" office:value-type="float" office:value="411.09" calcext:value-type="float">
            <text:p>411,0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4.32" calcext:value-type="float">
            <text:p>294,32</text:p>
          </table:table-cell>
          <table:table-cell table:style-name="ce17" table:formula="of:=AVERAGE([.F2:.F11])" office:value-type="float" office:value="294.32" calcext:value-type="float">
            <text:p>294,32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3475935828877" calcext:value-type="float">
            <text:p>0,393475935828877</text:p>
          </table:table-cell>
          <table:table-cell table:formula="of:=[.F12]/748" office:value-type="float" office:value="0.393475935828877" calcext:value-type="float">
            <text:p>0,39347593582887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table:number-columns-repeated="2" office:value-type="float" office:value="379.31" calcext:value-type="float">
            <text:p>379,3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table:number-columns-repeated="2" office:value-type="float" office:value="315.88" calcext:value-type="float">
            <text:p>315,88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table:number-columns-repeated="2" office:value-type="float" office:value="507.7" calcext:value-type="float">
            <text:p>507,7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table:number-columns-repeated="2" office:value-type="float" office:value="360.76" calcext:value-type="float">
            <text:p>360,76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table:number-columns-repeated="2" office:value-type="float" office:value="286.21" calcext:value-type="float">
            <text:p>286,21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table:number-columns-repeated="2" office:value-type="float" office:value="258.13" calcext:value-type="float">
            <text:p>258,13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float" office:value="303.901" calcext:value-type="float">
            <text:p>303,901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float" office:value="293.092" calcext:value-type="float">
            <text:p>293,092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float" office:value="295.13" calcext:value-type="float">
            <text:p>295,13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33.345888888889" calcext:value-type="float">
            <text:p>333,345888888889</text:p>
          </table:table-cell>
          <table:table-cell table:style-name="ce17" table:formula="of:=AVERAGE([.F16:.F25])" office:value-type="float" office:value="333.345888888889" calcext:value-type="float">
            <text:p>333,345888888889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390792366809952" calcext:value-type="float">
            <text:p>0,390792366809952</text:p>
          </table:table-cell>
          <table:table-cell table:formula="of:=[.F26]/853" office:value-type="float" office:value="0.390792366809952" calcext:value-type="float">
            <text:p>0,39079236680995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string" office:string-value="" calcext:value-type="error">
            <text:p>#DIV/0!</text:p>
          </table:table-cell>
          <table:table-cell table:formula="of:=[.F40]/100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string" office:string-value="" calcext:value-type="error">
            <text:p>#DIV/0!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string" office:string-value="" calcext:value-type="error">
            <text:p>#DIV/0!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07:20:50.32223866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5T17:25:00.468878345</dc:date>
    <meta:editing-duration>P1DT21H42M20S</meta:editing-duration>
    <meta:editing-cycles>303</meta:editing-cycles>
    <meta:generator>LibreOffice/24.2.7.2$Linux_X86_64 LibreOffice_project/420$Build-2</meta:generator>
    <meta:document-statistic meta:table-count="4" meta:cell-count="15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